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20000002000001210000010A76A9416B.eps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51cm" svg:stroke-color="#000000" draw:marker-start-width="0.276cm" draw:marker-start-center="false" draw:marker-end-width="0.2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1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svg:stroke-width="0.051cm" svg:stroke-color="#000000" draw:marker-start-width="0.276cm" draw:marker-start-center="false" draw:marker-end-width="0.2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1.15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25cm" svg:stroke-color="#c90016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25cm" svg:stroke-color="#c90016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svg:stroke-width="0.025cm" draw:marker-start-width="0.237cm" draw:marker-start-center="false" draw:marker-end-width="0.237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svg:stroke-width="0.025cm" svg:stroke-color="#c90016" draw:marker-start-width="0.237cm" draw:marker-start-center="false" draw:marker-end-width="0.237cm" draw:marker-end-center="false" svg:stroke-opacity="100%" draw:stroke-linejoin="round" draw:fill="none" draw:fill-color="#c900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svg:stroke-width="0.025cm" draw:marker-start-width="0.237cm" draw:marker-start-center="false" draw:marker-end-width="0.237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svg:stroke-width="0.025cm" svg:stroke-color="#c90016" draw:marker-start-width="0.237cm" draw:marker-start-center="false" draw:marker-end-width="0.237cm" draw:marker-end-center="false" svg:stroke-opacity="100%" draw:stroke-linejoin="round" draw:fill="none" draw:fill-color="#c900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svg:stroke-width="0.025cm" draw:marker-start="Symmetric_20_Arrow" draw:marker-start-width="0.237cm" draw:marker-start-center="false" draw:marker-end="Symmetric_20_Arrow" draw:marker-end-width="0.237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svg:stroke-width="0.025cm" draw:marker-start="Symmetric_20_Arrow" draw:marker-start-width="0.237cm" draw:marker-start-center="false" draw:marker-end="Symmetric_20_Arrow" draw:marker-end-width="0.237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svg:stroke-width="0.051cm" draw:marker-start-width="0.276cm" draw:marker-start-center="false" draw:marker-end-width="0.276cm" draw:marker-end-center="false" svg:stroke-opacity="100%" draw:stroke-linejoin="round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svg:stroke-width="0.051cm" svg:stroke-color="#000000" draw:marker-start-width="0.276cm" draw:marker-start-center="false" draw:marker-end-width="0.2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fit-to-size="false" draw:fit-to-contour="false" fo:max-height="0cm" fo:max-width="0cm" fo:min-height="0.4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svg:stroke-width="0.051cm" svg:stroke-color="#000000" draw:marker-start-width="0.276cm" draw:marker-start-center="false" draw:marker-end-width="0.2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fit-to-size="false" draw:fit-to-contour="false" fo:max-height="0cm" fo:max-width="0cm" fo:min-height="0.43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svg:stroke-width="0.051cm" draw:marker-start-width="0.276cm" draw:marker-start-center="false" draw:marker-end-width="0.276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svg:stroke-width="0.051cm" draw:marker-start-width="0.276cm" draw:marker-start-center="false" draw:marker-end-width="0.276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24" style:family="graphic" style:parent-style-name="standard" style:list-style-name="L1">
      <style:graphic-properties draw:stroke="solid" draw:stroke-dash="Dash_20_2" svg:stroke-width="0.025cm" svg:stroke-color="#000000" draw:marker-start="" draw:marker-start-width="0.24cm" draw:marker-start-center="false" draw:marker-end="Symmetric_20_Arrow" draw:marker-end-width="0.21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25cm" svg:stroke-color="#000000" draw:marker-start="" draw:marker-start-width="0.24cm" draw:marker-start-center="false" draw:marker-end="Symmetric_20_Arrow" draw:marker-end-width="0.21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>
      <style:graphic-properties svg:stroke-width="0.051cm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fit-to-size="false" fo:min-height="0.598cm"/>
    </style:style>
    <style:style style:name="gr29" style:family="graphic" style:parent-style-name="standard">
      <style:graphic-properties draw:marker-end="Arrow" draw:marker-end-width="0.152cm" draw:textarea-horizontal-align="center" draw:textarea-vertical-align="middle"/>
    </style:style>
    <style:style style:name="gr30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>
      <style:graphic-properties svg:stroke-color="#c90016" draw:marker-end="Arrow" draw:marker-end-width="0.152cm" draw:textarea-horizontal-align="center" draw:textarea-vertical-align="middle"/>
    </style:style>
    <style:style style:name="gr34" style:family="graphic" style:parent-style-name="objectwithoutfill" style:list-style-name="L1">
      <style:graphic-properties draw:stroke="solid" draw:stroke-dash="Dash_20_2" svg:stroke-width="0.025cm" svg:stroke-color="#c90016" draw:marker-start="" draw:marker-start-width="0.237cm" draw:marker-start-center="false" draw:marker-end="" draw:marker-end-width="0.2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>
      <style:graphic-properties draw:stroke="none" svg:stroke-color="#000000" draw:fill="none" draw:fill-color="#ffffff" draw:fit-to-size="false" fo:min-height="0.597cm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fit-to-size="false" fo:min-height="0.596cm"/>
    </style:style>
    <style:style style:name="gr3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font-style-asian="normal" style:font-weight-asian="bold" style:font-family-complex="'DejaVu Sans'" style:font-family-generic-complex="system" style:font-pitch-complex="variable" style:font-size-complex="12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tyle-asian="normal" style:font-weight-asian="normal" style:font-family-complex="'DejaVu Sans'" style:font-family-generic-complex="system" style:font-pitch-complex="variabl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c90016" style:text-outline="false" style:text-line-through-style="non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line-height="150%" fo:text-indent="0cm"/>
    </style:style>
    <style:style style:name="P8" style:family="paragraph">
      <style:paragraph-properties text:enable-numbering="false" fo:margin-left="0cm" fo:margin-right="0cm" fo:line-height="150%" fo:text-indent="0cm"/>
      <style:text-properties fo:font-size="12pt" style:text-underline-style="none" style:font-size-asian="12pt" style:font-size-complex="12pt"/>
    </style:style>
    <style:style style:name="P9" style:family="paragraph">
      <style:paragraph-properties text:enable-numbering="false" fo:margin-left="0cm" fo:margin-right="0cm" fo:line-height="150%" fo:text-indent="0cm"/>
      <style:text-properties fo:color="#c90016" fo:font-size="12pt" style:text-underline-style="none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color="#c90016" fo:font-family="Arial" style:font-family-generic="swiss" style:font-pitch="variable" fo:font-size="12pt" fo:font-style="italic" style:font-size-asian="18pt" style:font-style-asian="italic" style:font-size-complex="18pt" style:font-style-complex="italic"/>
    </style:style>
    <style:style style:name="P14" style:family="paragraph">
      <style:paragraph-properties fo:margin-left="0cm" fo:margin-right="0cm" fo:text-indent="0cm"/>
      <style:text-properties fo:font-family="Arial" style:font-family-generic="swiss" style:font-pitch="variable" fo:font-size="12pt" fo:font-style="italic" style:font-size-asian="18pt" style:font-style-asian="italic" style:font-size-complex="18pt" style:font-style-complex="italic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P17" style:family="paragraph">
      <style:paragraph-properties fo:margin-left="0cm" fo:margin-right="0cm" fo:text-indent="0cm"/>
      <style:text-properties fo:font-family="Arial" style:font-family-generic="swiss" style:font-pitch="variable" fo:font-size="12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T1" style:family="text">
      <style:text-properties style:text-outline="false" style:text-line-through-style="non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Arial" style:font-style-name-asian="Normal" style:font-family-generic-asian="swiss" style:font-pitch-asian="variable" style:font-size-asian="12pt" style:font-style-asian="normal" style:font-weight-asian="bold" style:font-family-complex="Arial" style:font-style-name-complex="Normal" style:font-family-generic-complex="swiss" style:font-pitch-complex="variable" style:font-size-complex="12pt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super 58%" fo:font-family="Arial" style:font-family-generic="swiss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font-style-asian="normal" style:font-weight-asian="bold" style:font-family-complex="'DejaVu Sans'" style:font-family-generic-complex="system" style:font-pitch-complex="variable" style:font-size-complex="12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text-outline="false" style:text-line-through-style="non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font-style-asian="normal" style:font-weight-asian="bold" style:font-family-complex="'DejaVu Sans'" style:font-family-generic-complex="system" style:font-pitch-complex="variable" style:font-size-complex="12pt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fo:font-family="Arial" style:font-family-generic="swiss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Arial" style:font-style-name-asian="Normal" style:font-family-generic-asian="swiss" style:font-pitch-asian="variable" style:font-size-asian="12pt" style:font-style-asian="normal" style:font-weight-asian="bold" style:font-family-complex="Arial" style:font-style-name-complex="Normal" style:font-family-generic-complex="swiss" style:font-pitch-complex="variable" style:font-size-complex="12pt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text-outline="false" style:text-line-through-style="none" style:text-position="0% 100%" fo:font-family="Arial" style:font-style-name="Norm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style-name-asian="Normal" style:font-family-generic-asian="swiss" style:font-pitch-asian="variable" style:font-size-asian="24pt" style:language-asian="en" style:country-asian="US" style:font-style-asian="normal" style:font-weight-asian="normal" style:font-family-complex="Arial" style:font-style-name-complex="Normal" style:font-family-generic-complex="swiss" style:font-pitch-complex="variable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c90016" style:text-outline="false" style:text-line-through-style="none" style:text-position="0% 100%" fo:font-family="Arial" style:font-style-name="Norm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style-name-asian="Normal" style:font-family-generic-asian="swiss" style:font-pitch-asian="variable" style:font-size-asian="24pt" style:language-asian="en" style:country-asian="US" style:font-style-asian="normal" style:font-weight-asian="normal" style:font-family-complex="Arial" style:font-style-name-complex="Normal" style:font-family-generic-complex="swiss" style:font-pitch-complex="variable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color="#c90016" fo:font-size="12pt" style:text-underline-style="none" style:font-size-asian="12pt" style:font-size-complex="12pt"/>
    </style:style>
    <style:style style:name="T9" style:family="text">
      <style:text-properties fo:color="#c90016" style:text-position="0% 100%" fo:font-family="Arial" style:font-style-name="Normal" style:font-family-generic="swiss" style:font-pitch="variable" fo:font-size="12pt" fo:language="en" fo:country="US" fo:font-style="italic" style:text-underline-style="none" style:font-family-asian="Arial" style:font-style-name-asian="Normal" style:font-family-generic-asian="swiss" style:font-pitch-asian="variable" style:font-size-asian="18pt" style:language-asian="en" style:country-asian="US" style:font-style-asian="italic" style:font-family-complex="Arial" style:font-style-name-complex="Normal" style:font-family-generic-complex="swiss" style:font-pitch-complex="variable" style:font-size-complex="18pt" style:font-style-complex="italic"/>
    </style:style>
    <style:style style:name="T10" style:family="text">
      <style:text-properties fo:color="#c90016" style:text-position="sub 58%" fo:font-family="Arial" style:font-style-name="Normal" style:font-family-generic="swiss" style:font-pitch="variable" fo:font-size="12pt" fo:language="en" fo:country="US" fo:font-style="italic" style:text-underline-style="none" style:font-family-asian="Arial" style:font-style-name-asian="Normal" style:font-family-generic-asian="swiss" style:font-pitch-asian="variable" style:font-size-asian="18pt" style:language-asian="en" style:country-asian="US" style:font-style-asian="italic" style:font-family-complex="Arial" style:font-style-name-complex="Normal" style:font-family-generic-complex="swiss" style:font-pitch-complex="variable" style:font-size-complex="18pt" style:font-style-complex="italic"/>
    </style:style>
    <style:style style:name="T11" style:family="text">
      <style:text-properties style:text-position="0% 100%" fo:font-family="Arial" style:font-style-name="Normal" style:font-family-generic="swiss" style:font-pitch="variable" fo:font-size="12pt" fo:language="en" fo:country="US" fo:font-style="italic" style:text-underline-style="none" style:font-family-asian="Arial" style:font-style-name-asian="Normal" style:font-family-generic-asian="swiss" style:font-pitch-asian="variable" style:font-size-asian="18pt" style:language-asian="en" style:country-asian="US" style:font-style-asian="italic" style:font-family-complex="Arial" style:font-style-name-complex="Normal" style:font-family-generic-complex="swiss" style:font-pitch-complex="variable" style:font-size-complex="18pt" style:font-style-complex="italic"/>
    </style:style>
    <style:style style:name="T12" style:family="text">
      <style:text-properties style:text-position="sub 58%" fo:font-family="Arial" style:font-style-name="Normal" style:font-family-generic="swiss" style:font-pitch="variable" fo:font-size="12pt" fo:language="en" fo:country="US" fo:font-style="italic" style:text-underline-style="none" style:font-family-asian="Arial" style:font-style-name-asian="Normal" style:font-family-generic-asian="swiss" style:font-pitch-asian="variable" style:font-size-asian="18pt" style:language-asian="en" style:country-asian="US" style:font-style-asian="italic" style:font-family-complex="Arial" style:font-style-name-complex="Normal" style:font-family-generic-complex="swiss" style:font-pitch-complex="variable" style:font-size-complex="18pt" style:font-style-complex="italic"/>
    </style:style>
    <style:style style:name="T13" style:family="text">
      <style:text-properties style:text-position="0% 100%" fo:font-family="Arial" style:font-style-name="Normal" style:font-family-generic="swiss" style:font-pitch="variable" fo:font-size="12pt" fo:language="en" fo:country="US" style:text-underline-style="none" fo:font-weight="bold" style:font-family-asian="Arial" style:font-style-name-asian="Normal" style:font-family-generic-asian="swiss" style:font-pitch-asian="variable" style:font-size-asian="18pt" style:language-asian="en" style:country-asian="US" style:font-weight-asian="bold" style:font-family-complex="Arial" style:font-style-name-complex="Normal" style:font-family-generic-complex="swiss" style:font-pitch-complex="variable" style:font-size-complex="18pt" style:font-weight-complex="bold"/>
    </style:style>
    <style:style style:name="T14" style:family="text">
      <style:text-properties style:text-position="-33% 58%" fo:font-family="Arial" style:font-style-name="Normal" style:font-family-generic="swiss" style:font-pitch="variable" fo:font-size="12pt" fo:language="en" fo:country="US" style:text-underline-style="none" fo:font-weight="bold" style:font-family-asian="Arial" style:font-style-name-asian="Normal" style:font-family-generic-asian="swiss" style:font-pitch-asian="variable" style:font-size-asian="18pt" style:language-asian="en" style:country-asian="US" style:font-weight-asian="bold" style:font-family-complex="Arial" style:font-style-name-complex="Normal" style:font-family-generic-complex="swiss" style:font-pitch-complex="variable" style:font-size-complex="18pt" style:font-weight-complex="bold"/>
    </style:style>
    <style:style style:name="T15" style:family="text">
      <style:text-properties fo:font-family="Arial" style:font-style-name="Normal" style:font-family-generic="swiss" style:font-pitch="variable" fo:font-size="12pt" fo:language="en" fo:country="US" style:text-underline-style="none" fo:font-weight="bold" style:font-family-asian="Arial" style:font-style-name-asian="Normal" style:font-family-generic-asian="swiss" style:font-pitch-asian="variable" style:font-size-asian="18pt" style:language-asian="en" style:country-asian="US" style:font-weight-asian="bold" style:font-family-complex="Arial" style:font-style-name-complex="Normal" style:font-family-generic-complex="swiss" style:font-pitch-complex="variable" style:font-size-complex="18pt" style:font-weight-complex="bold"/>
    </style:style>
    <style:style style:name="T16" style:family="text">
      <style:text-properties style:text-position="33% 58%" fo:font-family="Arial" style:font-style-name="Normal" style:font-family-generic="swiss" style:font-pitch="variable" fo:font-size="12pt" fo:language="en" fo:country="US" style:text-underline-style="none" fo:font-weight="bold" style:font-family-asian="Arial" style:font-style-name-asian="Normal" style:font-family-generic-asian="swiss" style:font-pitch-asian="variable" style:font-size-asian="18pt" style:language-asian="en" style:country-asian="US" style:font-weight-asian="bold" style:font-family-complex="Arial" style:font-style-name-complex="Normal" style:font-family-generic-complex="swiss" style:font-pitch-complex="variable" style:font-size-complex="18pt" style:font-weight-complex="bold"/>
    </style:style>
    <style:style style:name="T17" style:family="text">
      <style:text-properties fo:font-family="Arial" style:font-style-name="Normal" style:font-family-generic="swiss" style:font-pitch="variable" fo:font-size="12pt" fo:language="en" fo:country="US" style:text-underline-style="none" fo:font-weight="normal" style:font-family-asian="Arial" style:font-style-name-asian="Normal" style:font-family-generic-asian="swiss" style:font-pitch-asian="variable" style:font-size-asian="18pt" style:language-asian="en" style:country-asian="US" style:font-weight-asian="normal" style:font-family-complex="Arial" style:font-style-name-complex="Normal" style:font-family-generic-complex="swiss" style:font-pitch-complex="variable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586cm" svg:height="0.74cm" svg:x="1.982cm" svg:y="3.29cm">
            <draw:text-box>
              <text:p text:style-name="P1"><text:span text:style-name="T1">ω(</text:span><text:span text:style-name="T2">1</text:span><text:span text:style-name="T3">H)</text:span></text:p>
            </draw:text-box>
          </draw:frame>
          <draw:frame draw:style-name="gr2" draw:text-style-name="P2" draw:layer="layout" svg:width="1.658cm" svg:height="0.74cm" draw:transform="rotate (-1.57079632679579) translate (5.348cm 4.459cm)">
            <draw:text-box>
              <text:p text:style-name="P1"><text:span text:style-name="T1">ω(</text:span><text:span text:style-name="T4">A</text:span><text:span text:style-name="T1">X</text:span><text:span text:style-name="T3">)</text:span></text:p>
            </draw:text-box>
          </draw:frame>
          <draw:g>
            <draw:circle draw:style-name="gr3" draw:text-style-name="P3" draw:layer="layout" svg:width="0.477cm" svg:height="0.478cm" svg:x="1.458cm" svg:y="4.613cm">
              <text:p/>
            </draw:circle>
            <draw:circle draw:style-name="gr4" draw:text-style-name="P3" draw:layer="layout" svg:width="0.599cm" svg:height="0.599cm" svg:x="1.397cm" svg:y="4.552cm">
              <text:p/>
            </draw:circle>
            <draw:circle draw:style-name="gr5" draw:text-style-name="P3" draw:layer="layout" svg:width="0.727cm" svg:height="0.728cm" svg:x="1.333cm" svg:y="4.488cm">
              <text:p/>
            </draw:circle>
            <draw:ellipse draw:style-name="gr6" draw:text-style-name="P3" draw:layer="layout" svg:width="0.9cm" svg:height="0.898cm" svg:x="1.246cm" svg:y="4.403cm">
              <text:p/>
            </draw:ellipse>
            <draw:ellipse draw:style-name="gr7" draw:text-style-name="P3" draw:layer="layout" svg:width="1.113cm" svg:height="1.112cm" svg:x="1.139cm" svg:y="4.296cm">
              <text:p/>
            </draw:ellipse>
          </draw:g>
          <draw:g>
            <draw:circle draw:style-name="gr8" draw:text-style-name="P3" draw:layer="layout" svg:width="0.477cm" svg:height="0.478cm" svg:x="3.739cm" svg:y="5.571cm">
              <text:p/>
            </draw:circle>
            <draw:ellipse draw:style-name="gr9" draw:text-style-name="P3" draw:layer="layout" svg:width="0.599cm" svg:height="0.598cm" svg:x="3.679cm" svg:y="5.511cm">
              <text:p/>
            </draw:ellipse>
          </draw:g>
          <draw:line draw:style-name="gr10" draw:text-style-name="P4" draw:layer="layout" svg:x1="1.674cm" svg:y1="5.426cm" svg:x2="1.674cm" svg:y2="6.504cm">
            <text:p/>
          </draw:line>
          <draw:line draw:style-name="gr11" draw:text-style-name="P4" draw:layer="layout" svg:x1="3.98cm" svg:y1="6.124cm" svg:x2="3.98cm" svg:y2="6.527cm">
            <text:p/>
          </draw:line>
          <draw:line draw:style-name="gr12" draw:text-style-name="P4" draw:layer="layout" svg:x1="0.947cm" svg:y1="4.86cm" svg:x2="1.149cm" svg:y2="4.86cm">
            <text:p/>
          </draw:line>
          <draw:line draw:style-name="gr13" draw:text-style-name="P4" draw:layer="layout" svg:x1="0.938cm" svg:y1="5.799cm" svg:x2="3.657cm" svg:y2="5.799cm">
            <text:p/>
          </draw:line>
          <draw:g>
            <draw:line draw:style-name="gr14" draw:text-style-name="P4" draw:layer="layout" svg:x1="0.557cm" svg:y1="4.875cm" svg:x2="0.557cm" svg:y2="5.782cm">
              <text:p/>
            </draw:line>
          </draw:g>
          <draw:g>
            <draw:line draw:style-name="gr15" draw:text-style-name="P4" draw:layer="layout" svg:x1="1.86cm" svg:y1="6.881cm" svg:x2="3.731cm" svg:y2="6.881cm">
              <text:p/>
            </draw:line>
          </draw:g>
          <draw:rect draw:style-name="gr16" draw:text-style-name="P4" draw:layer="layout" svg:width="3.713cm" svg:height="2.544cm" svg:x="0.957cm" svg:y="3.991cm">
            <text:p/>
          </draw:rect>
          <draw:frame draw:style-name="gr17" draw:text-style-name="P5" draw:layer="layout" svg:width="0.779cm" svg:height="0.725cm" svg:x="2.055cm" svg:y="4.014cm">
            <draw:text-box>
              <text:p text:style-name="P1"><text:span text:style-name="T5">A</text:span></text:p>
            </draw:text-box>
          </draw:frame>
          <draw:frame draw:style-name="gr18" draw:text-style-name="P6" draw:layer="layout" svg:width="0.822cm" svg:height="0.725cm" svg:x="3.969cm" svg:y="5.067cm">
            <draw:text-box>
              <text:p text:style-name="P1"><text:span text:style-name="T6">B</text:span></text:p>
            </draw:text-box>
          </draw:frame>
          <draw:g>
            <draw:custom-shape draw:style-name="gr19" draw:text-style-name="P4" draw:layer="layout" svg:width="0.404cm" svg:height="0.278cm" svg:x="0.358cm" svg:y="5.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" draw:text-style-name="P4" draw:layer="layout" svg:width="0.955cm" svg:height="0.242cm" svg:x="2.34cm" svg:y="6.7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0.683cm" svg:height="0.561cm" svg:x="0.18cm" svg:y="4.25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21" draw:layer="layout" svg:width="0.683cm" svg:height="0.562cm" svg:x="0.18cm" svg:y="5.78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1" draw:layer="layout" svg:width="1.027cm" svg:height="0.508cm" svg:x="-0.042cm" svg:y="5.051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1" draw:layer="layout" svg:width="0.683cm" svg:height="0.562cm" svg:x="1.136cm" svg:y="6.587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1" draw:layer="layout" svg:width="1.033cm" svg:height="0.508cm" svg:x="2.247cm" svg:y="6.612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1" draw:layer="layout" svg:width="0.683cm" svg:height="0.562cm" svg:x="3.649cm" svg:y="6.587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22" draw:text-style-name="P8" draw:layer="layout" svg:width="0.968cm" svg:height="0.725cm" svg:x="1.295cm" svg:y="0.352cm">
          <draw:text-box>
            <text:p text:style-name="P7"><text:span text:style-name="T7">A</text:span></text:p>
          </draw:text-box>
        </draw:frame>
        <draw:frame draw:style-name="gr23" draw:text-style-name="P9" draw:layer="layout" svg:width="0.968cm" svg:height="0.97cm" svg:x="3.622cm" svg:y="0.292cm">
          <draw:text-box>
            <text:p text:style-name="P7"><text:span text:style-name="T8">B</text:span></text:p>
          </draw:text-box>
        </draw:frame>
        <draw:g>
          <draw:line draw:style-name="gr24" draw:text-style-name="P10" draw:layer="layout" svg:x1="2.212cm" svg:y1="0.648cm" svg:x2="3.656cm" svg:y2="0.648cm">
            <text:p/>
          </draw:line>
          <draw:line draw:style-name="gr25" draw:text-style-name="P10" draw:layer="layout" svg:x1="3.406cm" svg:y1="0.713cm" svg:x2="1.928cm" svg:y2="0.713cm">
            <text:p/>
          </draw:line>
        </draw:g>
        <draw:g>
          <draw:g>
            <draw:line draw:style-name="gr26" draw:text-style-name="P11" draw:layer="layout" svg:x1="0.962cm" svg:y1="3.358cm" svg:x2="0.962cm" svg:y2="0.768cm">
              <text:p/>
            </draw:line>
            <draw:line draw:style-name="gr27" draw:text-style-name="P11" draw:layer="layout" svg:x1="1.69cm" svg:y1="1.498cm" svg:x2="0.961cm" svg:y2="1.498cm">
              <text:p/>
            </draw:line>
            <draw:line draw:style-name="gr27" draw:text-style-name="P11" draw:layer="layout" svg:x1="4.019cm" svg:y1="3.053cm" svg:x2="0.961cm" svg:y2="3.053cm">
              <text:p/>
            </draw:line>
            <draw:frame draw:style-name="gr28" draw:text-style-name="P13" draw:layer="layout" svg:width="1.178cm" svg:height="0.864cm" svg:x="0.182cm" svg:y="2.621cm">
              <draw:text-box>
                <text:p text:style-name="P12"><text:span text:style-name="T9">P</text:span><text:span text:style-name="T10">B</text:span></text:p>
              </draw:text-box>
            </draw:frame>
            <draw:line draw:style-name="gr29" draw:text-style-name="P11" draw:layer="layout" svg:x1="2.348cm" svg:y1="2.358cm" svg:x2="1.848cm" svg:y2="2.358cm">
              <text:p/>
            </draw:line>
            <draw:line draw:style-name="gr29" draw:text-style-name="P11" draw:layer="layout" svg:x1="0.997cm" svg:y1="2.358cm" svg:x2="1.497cm" svg:y2="2.358cm">
              <text:p/>
            </draw:line>
            <draw:g>
              <draw:path draw:style-name="gr30" draw:text-style-name="P10" draw:layer="layout" svg:width="1.121cm" svg:height="1.883cm" svg:x="1.118cm" svg:y="1.472cm" svg:viewBox="0 0 1122 1884" svg:d="m0 1874c513 21 386-1881 556-1874s0 1874 566 1884">
                <text:p/>
              </draw:path>
            </draw:g>
            <draw:line draw:style-name="gr31" draw:text-style-name="P10" draw:layer="layout" svg:x1="1.908cm" svg:y1="3.367cm" svg:x2="3.712cm" svg:y2="3.367cm">
              <text:p/>
            </draw:line>
            <draw:line draw:style-name="gr32" draw:text-style-name="P10" draw:layer="layout" svg:x1="4.641cm" svg:y1="3.367cm" svg:x2="4.248cm" svg:y2="3.367cm">
              <text:p/>
            </draw:line>
            <draw:line draw:style-name="gr33" draw:text-style-name="P11" draw:layer="layout" svg:x1="4.568cm" svg:y1="3.185cm" svg:x2="4.068cm" svg:y2="3.185cm">
              <text:p/>
            </draw:line>
            <draw:line draw:style-name="gr33" draw:text-style-name="P11" draw:layer="layout" svg:x1="3.429cm" svg:y1="3.185cm" svg:x2="3.929cm" svg:y2="3.185cm">
              <text:p/>
            </draw:line>
            <draw:path draw:style-name="gr34" draw:text-style-name="P10" draw:layer="layout" svg:width="0.603cm" svg:height="0.321cm" svg:x="3.668cm" svg:y="3.043cm" svg:viewBox="0 0 604 322" svg:d="m0 314c327 0 217-307 322-314s9 333 282 322">
              <text:p/>
            </draw:path>
            <draw:line draw:style-name="gr35" draw:text-style-name="P10" draw:layer="layout" svg:x1="4.573cm" svg:y1="3.367cm" svg:x2="0.959cm" svg:y2="3.367cm">
              <text:p/>
            </draw:line>
          </draw:g>
          <draw:frame draw:style-name="gr36" draw:text-style-name="P14" draw:layer="layout" svg:width="0.892cm" svg:height="1.338cm" svg:x="0.18cm" svg:y="1.059cm">
            <draw:text-box>
              <text:p text:style-name="P12"><text:span text:style-name="T11">P</text:span><text:span text:style-name="T12">A</text:span></text:p>
            </draw:text-box>
          </draw:frame>
          <draw:frame draw:style-name="gr21" draw:layer="layout" svg:width="1.063cm" svg:height="0.562cm" svg:x="2.271cm" svg:y="2.052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1" draw:layer="layout" svg:width="1.064cm" svg:height="0.562cm" svg:x="4.067cm" svg:y="2.512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frame draw:style-name="gr21" draw:layer="layout" svg:width="0.613cm" svg:height="0.509cm" svg:x="2.427cm" svg:y="0.12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1" draw:layer="layout" svg:width="0.598cm" svg:height="0.508cm" svg:x="2.427cm" svg:y="0.7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frame draw:style-name="gr37" draw:text-style-name="P11" draw:layer="layout" svg:width="6.269cm" svg:height="5.773cm" svg:x="6.59cm" svg:y="0.265cm">
            <draw:image xlink:href="Pictures/20000002000001210000010A76A9416B.eps" xlink:type="simple" xlink:show="embed" xlink:actuate="onLoad">
              <text:p/>
            </draw:image>
          </draw:frame>
          <draw:frame draw:style-name="gr38" draw:text-style-name="P16" draw:layer="layout" svg:width="2.61cm" svg:height="0.846cm" svg:x="8.486cm" svg:y="6.42cm">
            <draw:text-box>
              <text:p text:style-name="P15"><text:span text:style-name="T13">ν</text:span><text:span text:style-name="T14">CPMG</text:span><text:span text:style-name="T13"> (Hz)</text:span></text:p>
            </draw:text-box>
          </draw:frame>
          <draw:frame draw:style-name="gr36" draw:text-style-name="P16" draw:layer="layout" svg:width="2.609cm" svg:height="0.847cm" draw:transform="rotate (1.5707963267946) translate (5.336cm 4.635cm)">
            <draw:text-box>
              <text:p text:style-name="P15"><text:span text:style-name="T15">R</text:span><text:span text:style-name="T14">2</text:span><text:span text:style-name="T16">Eff</text:span><text:span text:style-name="T15"> (Hz)</text:span></text:p>
            </draw:text-box>
          </draw:frame>
          <draw:frame draw:style-name="gr36" draw:text-style-name="P17" draw:layer="layout" svg:width="0.623cm" svg:height="0.847cm" svg:x="6.396cm" svg:y="5.774cm">
            <draw:text-box>
              <text:p text:style-name="P12"><text:span text:style-name="T17">0</text:span></text:p>
            </draw:text-box>
          </draw:frame>
          <draw:frame draw:style-name="gr36" draw:text-style-name="P17" draw:layer="layout" svg:width="1.367cm" svg:height="0.847cm" svg:x="7.148cm" svg:y="5.774cm">
            <draw:text-box>
              <text:p text:style-name="P12"><text:span text:style-name="T17">200</text:span></text:p>
            </draw:text-box>
          </draw:frame>
          <draw:frame draw:style-name="gr36" draw:text-style-name="P17" draw:layer="layout" svg:width="1.507cm" svg:height="0.847cm" svg:x="11.55cm" svg:y="5.774cm">
            <draw:text-box>
              <text:p text:style-name="P12"><text:span text:style-name="T17">1000</text:span></text:p>
            </draw:text-box>
          </draw:frame>
          <draw:frame draw:style-name="gr36" draw:text-style-name="P17" draw:layer="layout" svg:width="1.306cm" svg:height="0.847cm" svg:x="10.477cm" svg:y="5.774cm">
            <draw:text-box>
              <text:p text:style-name="P12"><text:span text:style-name="T17">800</text:span></text:p>
            </draw:text-box>
          </draw:frame>
          <draw:frame draw:style-name="gr36" draw:text-style-name="P17" draw:layer="layout" svg:width="1.306cm" svg:height="0.847cm" svg:x="9.377cm" svg:y="5.774cm">
            <draw:text-box>
              <text:p text:style-name="P12"><text:span text:style-name="T17">600</text:span></text:p>
            </draw:text-box>
          </draw:frame>
          <draw:frame draw:style-name="gr36" draw:text-style-name="P17" draw:layer="layout" svg:width="1.259cm" svg:height="0.847cm" svg:x="8.315cm" svg:y="5.774cm">
            <draw:text-box>
              <text:p text:style-name="P12"><text:span text:style-name="T17">400</text:span></text:p>
            </draw:text-box>
          </draw:frame>
          <draw:frame draw:style-name="gr36" draw:text-style-name="P17" draw:layer="layout" svg:width="1.359cm" svg:height="0.847cm" svg:x="5.856cm" svg:y="5.021cm">
            <draw:text-box>
              <text:p text:style-name="P12"><text:span text:style-name="T17">30</text:span></text:p>
            </draw:text-box>
          </draw:frame>
          <draw:frame draw:style-name="gr36" draw:text-style-name="P17" draw:layer="layout" svg:width="1.006cm" svg:height="0.847cm" svg:x="5.856cm" svg:y="1.222cm">
            <draw:text-box>
              <text:p text:style-name="P12"><text:span text:style-name="T17">60</text:span></text:p>
            </draw:text-box>
          </draw:frame>
          <draw:frame draw:style-name="gr36" draw:text-style-name="P17" draw:layer="layout" svg:width="1.05cm" svg:height="0.847cm" svg:x="5.856cm" svg:y="2.492cm">
            <draw:text-box>
              <text:p text:style-name="P12"><text:span text:style-name="T17">50</text:span></text:p>
            </draw:text-box>
          </draw:frame>
          <draw:frame draw:style-name="gr36" draw:text-style-name="P17" draw:layer="layout" svg:width="1.094cm" svg:height="0.847cm" svg:x="5.856cm" svg:y="3.75cm">
            <draw:text-box>
              <text:p text:style-name="P12"><text:span text:style-name="T17">40</text:span></text:p>
            </draw:text-box>
          </draw:frame>
          <draw:g>
            <draw:frame draw:style-name="gr21" draw:layer="layout" svg:width="4.063cm" svg:height="2.773cm" svg:x="8.578cm" svg:y="0.525cm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draw:g>
        </draw:g>
        <draw:line draw:style-name="gr39" draw:text-style-name="P11" draw:layer="layout" svg:x1="5.375cm" svg:y1="-0.004cm" svg:x2="5.375cm" svg:y2="7.366cm">
          <text:p/>
        </draw:line>
        <draw:frame draw:style-name="gr36" draw:text-style-name="P18" draw:layer="layout" svg:width="1.091cm" svg:height="0.847cm" svg:x="-0.126cm" svg:y="-0.072cm">
          <draw:text-box>
            <text:p text:style-name="P12"><text:span text:style-name="T15">(a)</text:span></text:p>
          </draw:text-box>
        </draw:frame>
        <draw:frame draw:style-name="gr36" draw:text-style-name="P18" draw:layer="layout" svg:width="1.091cm" svg:height="0.847cm" svg:x="5.273cm" svg:y="-0.072cm">
          <draw:text-box>
            <text:p text:style-name="P12"><text:span text:style-name="T15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78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Ian Kleckner</meta:initial-creator>
    <meta:creation-date>2010-08-30T17:40:27</meta:creation-date>
    <dc:date>2011-06-25T13:47:44</dc:date>
    <dc:creator>Ian Kleckner</dc:creator>
    <meta:editing-duration>PT05H43M11S</meta:editing-duration>
    <meta:editing-cycles>54</meta:editing-cycles>
    <meta:generator>OpenOffice.org/3.2$Linux OpenOffice.org_project/320m12$Build-9483</meta:generator>
    <meta:document-statistic meta:object-count="77"/>
  </office:meta>
</office:document-meta>
</file>

<file path=Object 1/content.xml><?xml version="1.0" encoding="utf-8"?>
<math xmlns="http://www.w3.org/1998/Math/MathML">
  <semantics>
    <msubsup>
      <mo stretchy="false">ω</mo>
      <mi>X</mi>
      <mi>A</mi>
    </msubsup>
    <annotation encoding="StarMath 5.0">%omega_X^A</annotation>
  </semantics>
</math>
</file>

<file path=Object 10/content.xml><?xml version="1.0" encoding="utf-8"?>
<math xmlns="http://www.w3.org/1998/Math/MathML">
  <semantics>
    <msub>
      <mi>k</mi>
      <mi>B</mi>
    </msub>
    <annotation encoding="StarMath 5.0">k_B</annotation>
  </semantics>
</math>
</file>

<file path=Object 11/content.xml><?xml version="1.0" encoding="utf-8"?>
<math xmlns="http://www.w3.org/1998/Math/MathML">
  <semantics>
    <mtable>
      <mtr>
        <mtd>
          <mrow>
            <mrow>
              <mo stretchy="false">(</mo>
              <mn>1</mn>
              <mo stretchy="false">)</mo>
            </mrow>
            <mi/>
            <mfenced open="∣" close="∣">
              <mrow>
                <mo stretchy="false">Δ</mo>
                <msub>
                  <mo stretchy="false">ω</mo>
                  <mi>H</mi>
                </msub>
              </mrow>
            </mfenced>
            <mrow>
              <mi/>
              <mi mathvariant="normal">=</mi>
              <mi/>
            </mrow>
            <mfenced open="∣" close="∣">
              <mrow>
                <msubsup>
                  <mo stretchy="false">ω</mo>
                  <mi>H</mi>
                  <mi>A</mi>
                </msubsup>
                <mrow>
                  <mi/>
                  <mi mathvariant="normal">−</mi>
                  <mi/>
                </mrow>
                <msubsup>
                  <mo stretchy="false">ω</mo>
                  <mi>H</mi>
                  <mi>B</mi>
                </msubsup>
              </mrow>
            </mfenced>
          </mrow>
        </mtd>
      </mtr>
      <mtr>
        <mtd>
          <mrow>
            <mrow>
              <mo stretchy="false">(</mo>
              <mn>2</mn>
              <mo stretchy="false">)</mo>
            </mrow>
            <mi/>
            <mfenced open="∣" close="∣">
              <mrow>
                <mo stretchy="false">Δ</mo>
                <msub>
                  <mo stretchy="false">ω</mo>
                  <mi>X</mi>
                </msub>
              </mrow>
            </mfenced>
            <mrow>
              <mi/>
              <mi mathvariant="normal">=</mi>
              <mi/>
            </mrow>
            <mfenced open="∣" close="∣">
              <mrow>
                <msubsup>
                  <mo stretchy="false">ω</mo>
                  <mi>X</mi>
                  <mi>A</mi>
                </msubsup>
                <mrow>
                  <mi/>
                  <mi mathvariant="normal">−</mi>
                  <mi/>
                </mrow>
                <msubsup>
                  <mo stretchy="false">ω</mo>
                  <mi>X</mi>
                  <mi>B</mi>
                </msubsup>
              </mrow>
            </mfenced>
          </mrow>
        </mtd>
      </mtr>
      <mtr>
        <mtd>
          <mrow>
            <mrow>
              <mo stretchy="false">(</mo>
              <mn>3</mn>
              <mo stretchy="false">)</mo>
            </mrow>
            <mi/>
            <msub>
              <mi>k</mi>
              <mi mathvariant="italic">ex</mi>
            </msub>
            <mrow>
              <mi/>
              <mi mathvariant="normal">=</mi>
              <mi/>
            </mrow>
            <msub>
              <mi>k</mi>
              <mi>A</mi>
            </msub>
            <mrow>
              <mi/>
              <mo stretchy="false">+</mo>
              <mi/>
            </mrow>
            <msub>
              <mi>k</mi>
              <mi>B</mi>
            </msub>
          </mrow>
        </mtd>
      </mtr>
      <mtr>
        <mtd>
          <mrow>
            <mrow>
              <mo stretchy="false">(</mo>
              <mn>4</mn>
              <mo stretchy="false">)</mo>
            </mrow>
            <mi/>
            <msub>
              <mi>P</mi>
              <mi>A</mi>
            </msub>
            <mrow>
              <mi/>
              <mi mathvariant="normal">=</mi>
              <mi/>
            </mrow>
            <msub>
              <mi>k</mi>
              <mi>B</mi>
            </msub>
            <mrow>
              <mi/>
              <mi mathvariant="normal">/</mi>
              <mi/>
            </mrow>
            <msub>
              <mi>k</mi>
              <mi mathvariant="italic">ex</mi>
            </msub>
          </mrow>
        </mtd>
      </mtr>
      <mtr>
        <mtd>
          <mrow>
            <mrow>
              <mo stretchy="false">(</mo>
              <mn>5</mn>
              <mo stretchy="false">)</mo>
            </mrow>
            <mi/>
            <msubsup>
              <mi>R</mi>
              <mn>2</mn>
              <mn>0</mn>
            </msubsup>
            <mrow>
              <mi/>
              <mi mathvariant="normal">≈</mi>
              <mi/>
            </mrow>
            <msubsup>
              <mi>R</mi>
              <mn>2A</mn>
              <mn>0</mn>
            </msubsup>
            <mrow>
              <mi/>
              <mi mathvariant="normal">≈</mi>
              <mi/>
            </mrow>
            <msubsup>
              <mi>R</mi>
              <mn>2B</mn>
              <mn>0</mn>
            </msubsup>
          </mrow>
        </mtd>
      </mtr>
    </mtable>
    <annotation encoding="StarMath 5.0">alignl
(1)` abs{%DELTA%omega_H} `=` abs{ %omega_H^A `-` %omega_H^B }
newline alignl
(2)` abs{%DELTA%omega_X} `=` abs{ %omega_X^A `-` %omega_X^B }
newline alignl
(3)` k_{ex} `=` k_A `+` k_B
newline alignl
(4)` P_A `=` k_B `/` k_{ex}
newline alignl
(5)` R_2^0 `approx` R_{2A}^0 `approx` R_{2B}^0</annotation>
  </semantics>
</math>
</file>

<file path=Object 2/content.xml><?xml version="1.0" encoding="utf-8"?>
<math xmlns="http://www.w3.org/1998/Math/MathML">
  <semantics>
    <mstyle color="red">
      <mrow>
        <msubsup>
          <mo stretchy="false">ω</mo>
          <mi>X</mi>
          <mi>B</mi>
        </msubsup>
      </mrow>
    </mstyle>
    <annotation encoding="StarMath 5.0">color red %omega_X^B</annotation>
  </semantics>
</math>
</file>

<file path=Object 3/content.xml><?xml version="1.0" encoding="utf-8"?>
<math xmlns="http://www.w3.org/1998/Math/MathML">
  <semantics>
    <mrow>
      <mo stretchy="false">Δ</mo>
      <msub>
        <mo stretchy="false">ω</mo>
        <mi>X</mi>
      </msub>
    </mrow>
    <annotation encoding="StarMath 5.0">%DELTA %omega_X</annotation>
  </semantics>
</math>
</file>

<file path=Object 4/content.xml><?xml version="1.0" encoding="utf-8"?>
<math xmlns="http://www.w3.org/1998/Math/MathML">
  <semantics>
    <msubsup>
      <mo stretchy="false">ω</mo>
      <mi>H</mi>
      <mi>A</mi>
    </msubsup>
    <annotation encoding="StarMath 5.0">%omega_H^A</annotation>
  </semantics>
</math>
</file>

<file path=Object 5/content.xml><?xml version="1.0" encoding="utf-8"?>
<math xmlns="http://www.w3.org/1998/Math/MathML">
  <semantics>
    <mrow>
      <mo stretchy="false">Δ</mo>
      <msub>
        <mo stretchy="false">ω</mo>
        <mi>H</mi>
      </msub>
    </mrow>
    <annotation encoding="StarMath 5.0">%DELTA %omega_H</annotation>
  </semantics>
</math>
</file>

<file path=Object 6/content.xml><?xml version="1.0" encoding="utf-8"?>
<math xmlns="http://www.w3.org/1998/Math/MathML">
  <semantics>
    <mstyle color="red">
      <mrow>
        <msubsup>
          <mo stretchy="false">ω</mo>
          <mi>H</mi>
          <mi>B</mi>
        </msubsup>
      </mrow>
    </mstyle>
    <annotation encoding="StarMath 5.0">color red %omega_H^B</annotation>
  </semantics>
</math>
</file>

<file path=Object 7/content.xml><?xml version="1.0" encoding="utf-8"?>
<math xmlns="http://www.w3.org/1998/Math/MathML">
  <semantics>
    <mrow>
      <mn>2</mn>
      <msubsup>
        <mi>R</mi>
        <mn>2A</mn>
        <mn>0</mn>
      </msubsup>
    </mrow>
    <annotation encoding="StarMath 5.0">2 R_{2A}^0</annotation>
  </semantics>
</math>
</file>

<file path=Object 8/content.xml><?xml version="1.0" encoding="utf-8"?>
<math xmlns="http://www.w3.org/1998/Math/MathML">
  <semantics>
    <mstyle color="red">
      <mrow>
        <mrow>
          <mn>2</mn>
          <msubsup>
            <mi>R</mi>
            <mn>2B</mn>
            <mn>0</mn>
          </msubsup>
        </mrow>
      </mrow>
    </mstyle>
    <annotation encoding="StarMath 5.0">color red { 2 R_{2B}^0 }</annotation>
  </semantics>
</math>
</file>

<file path=Object 9/content.xml><?xml version="1.0" encoding="utf-8"?>
<math xmlns="http://www.w3.org/1998/Math/MathML">
  <semantics>
    <msub>
      <mi>k</mi>
      <mi>A</mi>
    </msub>
    <annotation encoding="StarMath 5.0">k_A</annotation>
  </semantics>
</math>
</file>